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16384" table:default-cell-style-name="ce3"/>
        <table:table-row table:style-name="ro1">
          <table:table-cell table:style-name="ce1" office:value-type="string" calcext:value-type="string">
            <text:p>順位</text:p>
          </table:table-cell>
          <table:table-cell table:style-name="ce1" office:value-type="string" calcext:value-type="string">
            <text:p>銘柄名</text:p>
          </table:table-cell>
          <table:table-cell table:style-name="ce1" office:value-type="string" calcext:value-type="string">
            <text:p>時価総額（円）</text:p>
          </table:table-cell>
          <table:table-cell table:style-name="ce1" office:value-type="string" calcext:value-type="string">
            <text:p>現在値（円）</text:p>
          </table:table-cell>
          <table:table-cell table:style-name="ce1" office:value-type="string" calcext:value-type="string">
            <text:p>前日比</text:p>
          </table:table-cell>
          <table:table-cell table:number-columns-repeated="1637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nikkei.com/nkd/company/?scode=7203" xlink:type="simple">トヨタ</text:a>7203プライム</text:p>
          </table:table-cell>
          <table:table-cell table:style-name="ce2" office:value-type="float" office:value="39463776168810" calcext:value-type="float">
            <text:p>39463776168810</text:p>
          </table:table-cell>
          <table:table-cell table:style-name="ce2" office:value-type="string" calcext:value-type="string">
            <text:p>2,498.5(15:30)</text:p>
          </table:table-cell>
          <table:table-cell table:style-name="ce2" office:value-type="string" calcext:value-type="string">
            <text:p>－0.5－0.02%</text:p>
          </table:table-cell>
          <table:table-cell table:number-columns-repeated="1637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s://www.nikkei.com/nkd/company/?scode=6758" xlink:type="simple">ソニーＧ</text:a>6758プライム</text:p>
          </table:table-cell>
          <table:table-cell table:style-name="ce2" office:value-type="float" office:value="21143048997510" calcext:value-type="float">
            <text:p>21143048997510</text:p>
          </table:table-cell>
          <table:table-cell table:style-name="ce2" office:value-type="string" calcext:value-type="string">
            <text:p>3,438(15:30)</text:p>
          </table:table-cell>
          <table:table-cell table:style-name="ce2" office:value-type="string" calcext:value-type="string">
            <text:p>＋98＋2.93%</text:p>
          </table:table-cell>
          <table:table-cell table:number-columns-repeated="1637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https://www.nikkei.com/nkd/company/?scode=8306" xlink:type="simple">三菱ＵＦＪ</text:a>8306プライム</text:p>
          </table:table-cell>
          <table:table-cell table:style-name="ce2" office:value-type="float" office:value="20273754345600" calcext:value-type="float">
            <text:p>20273754345600</text:p>
          </table:table-cell>
          <table:table-cell table:style-name="ce2" office:value-type="string" calcext:value-type="string">
            <text:p>1,680(15:30)</text:p>
          </table:table-cell>
          <table:table-cell table:style-name="ce2" office:value-type="string" calcext:value-type="string">
            <text:p>＋38＋2.31%</text:p>
          </table:table-cell>
          <table:table-cell table:number-columns-repeated="1637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https://www.nikkei.com/nkd/company/?scode=6501" xlink:type="simple">日立</text:a>6501プライム</text:p>
          </table:table-cell>
          <table:table-cell table:style-name="ce2" office:value-type="float" office:value="15399108744970" calcext:value-type="float">
            <text:p>15399108744970</text:p>
          </table:table-cell>
          <table:table-cell table:style-name="ce2" office:value-type="string" calcext:value-type="string">
            <text:p>3,362(15:30)</text:p>
          </table:table-cell>
          <table:table-cell table:style-name="ce2" office:value-type="string" calcext:value-type="string">
            <text:p>＋102＋3.12%</text:p>
          </table:table-cell>
          <table:table-cell table:number-columns-repeated="1637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https://www.nikkei.com/nkd/company/?scode=9983" xlink:type="simple">ファストリ</text:a>9983プライム</text:p>
          </table:table-cell>
          <table:table-cell table:style-name="ce2" office:value-type="float" office:value="14574520334400" calcext:value-type="float">
            <text:p>14574520334400</text:p>
          </table:table-cell>
          <table:table-cell table:style-name="ce2" office:value-type="string" calcext:value-type="string">
            <text:p>45,800(15:30)</text:p>
          </table:table-cell>
          <table:table-cell table:style-name="ce2" office:value-type="string" calcext:value-type="string">
            <text:p>－60－0.13%</text:p>
          </table:table-cell>
          <table:table-cell table:number-columns-repeated="1637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a xlink:href="https://www.nikkei.com/nkd/company/?scode=6861" xlink:type="simple">キーエンス</text:a>6861プライム</text:p>
          </table:table-cell>
          <table:table-cell table:style-name="ce2" office:value-type="float" office:value="14023355059440" calcext:value-type="float">
            <text:p>14023355059440</text:p>
          </table:table-cell>
          <table:table-cell table:style-name="ce2" office:value-type="string" calcext:value-type="string">
            <text:p>57,660(15:30)</text:p>
          </table:table-cell>
          <table:table-cell table:style-name="ce2" office:value-type="string" calcext:value-type="string">
            <text:p>＋120＋0.20%</text:p>
          </table:table-cell>
          <table:table-cell table:number-columns-repeated="1637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<text:a xlink:href="https://www.nikkei.com/nkd/company/?scode=7974" xlink:type="simple">任天堂</text:a>7974プライム</text:p>
          </table:table-cell>
          <table:table-cell table:style-name="ce2" office:value-type="float" office:value="13434948050000" calcext:value-type="float">
            <text:p>13434948050000</text:p>
          </table:table-cell>
          <table:table-cell table:style-name="ce2" office:value-type="string" calcext:value-type="string">
            <text:p>10,345(15:30)</text:p>
          </table:table-cell>
          <table:table-cell table:style-name="ce2" office:value-type="string" calcext:value-type="string">
            <text:p>＋305＋3.03%</text:p>
          </table:table-cell>
          <table:table-cell table:number-columns-repeated="1637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a xlink:href="https://www.nikkei.com/nkd/company/?scode=9432" xlink:type="simple">ＮＴＴ</text:a>9432プライム</text:p>
          </table:table-cell>
          <table:table-cell table:style-name="ce2" office:value-type="float" office:value="13401446827200" calcext:value-type="float">
            <text:p>13401446827200</text:p>
          </table:table-cell>
          <table:table-cell table:style-name="ce2" office:value-type="string" calcext:value-type="string">
            <text:p>148(15:30)</text:p>
          </table:table-cell>
          <table:table-cell table:style-name="ce2" office:value-type="string" calcext:value-type="string">
            <text:p>＋0.3＋0.20%</text:p>
          </table:table-cell>
          <table:table-cell table:number-columns-repeated="16379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a xlink:href="https://www.nikkei.com/nkd/company/?scode=8316" xlink:type="simple">三井住友ＦＧ</text:a>8316プライム</text:p>
          </table:table-cell>
          <table:table-cell table:style-name="ce2" office:value-type="float" office:value="12472954365638" calcext:value-type="float">
            <text:p>12472954365638</text:p>
          </table:table-cell>
          <table:table-cell table:style-name="ce2" office:value-type="string" calcext:value-type="string">
            <text:p>3,211(15:30)</text:p>
          </table:table-cell>
          <table:table-cell table:style-name="ce2" office:value-type="string" calcext:value-type="string">
            <text:p>＋72＋2.29%</text:p>
          </table:table-cell>
          <table:table-cell table:number-columns-repeated="16379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a xlink:href="https://www.nikkei.com/nkd/company/?scode=6098" xlink:type="simple">リクルート</text:a>6098プライム</text:p>
          </table:table-cell>
          <table:table-cell table:style-name="ce2" office:value-type="float" office:value="12028048337959" calcext:value-type="float">
            <text:p>12028048337959</text:p>
          </table:table-cell>
          <table:table-cell table:style-name="ce2" office:value-type="string" calcext:value-type="string">
            <text:p>7,691(15:30)</text:p>
          </table:table-cell>
          <table:table-cell table:style-name="ce2" office:value-type="string" calcext:value-type="string">
            <text:p>＋122＋1.61%</text:p>
          </table:table-cell>
          <table:table-cell table:number-columns-repeated="16379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a xlink:href="https://www.nikkei.com/nkd/company/?scode=4519" xlink:type="simple">中外薬</text:a>4519プライム</text:p>
          </table:table-cell>
          <table:table-cell table:style-name="ce2" office:value-type="float" office:value="11896123570695" calcext:value-type="float">
            <text:p>11896123570695</text:p>
          </table:table-cell>
          <table:table-cell table:style-name="ce2" office:value-type="string" calcext:value-type="string">
            <text:p>7,085(15:30)</text:p>
          </table:table-cell>
          <table:table-cell table:style-name="ce2" office:value-type="string" calcext:value-type="string">
            <text:p>＋332＋4.91%</text:p>
          </table:table-cell>
          <table:table-cell table:number-columns-repeated="16379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a xlink:href="https://www.nikkei.com/nkd/company/?scode=9433" xlink:type="simple">ＫＤＤＩ</text:a>9433プライム</text:p>
          </table:table-cell>
          <table:table-cell table:style-name="ce2" office:value-type="float" office:value="11084167325712" calcext:value-type="float">
            <text:p>11084167325712</text:p>
          </table:table-cell>
          <table:table-cell table:style-name="ce2" office:value-type="string" calcext:value-type="string">
            <text:p>2,528.5(15:30)</text:p>
          </table:table-cell>
          <table:table-cell table:style-name="ce2" office:value-type="string" calcext:value-type="string">
            <text:p>－14.5－0.57%</text:p>
          </table:table-cell>
          <table:table-cell table:number-columns-repeated="16379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<text:a xlink:href="https://www.nikkei.com/nkd/company/?scode=8001" xlink:type="simple">伊藤忠</text:a>8001プライム</text:p>
          </table:table-cell>
          <table:table-cell table:style-name="ce2" office:value-type="float" office:value="10460270726400" calcext:value-type="float">
            <text:p>10460270726400</text:p>
          </table:table-cell>
          <table:table-cell table:style-name="ce2" office:value-type="string" calcext:value-type="string">
            <text:p>6,600(15:30)</text:p>
          </table:table-cell>
          <table:table-cell table:style-name="ce2" office:value-type="string" calcext:value-type="string">
            <text:p>＋31＋0.47%</text:p>
          </table:table-cell>
          <table:table-cell table:number-columns-repeated="1637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a xlink:href="https://www.nikkei.com/nkd/company/?scode=9434" xlink:type="simple">ＳＢ</text:a>9434プライム</text:p>
          </table:table-cell>
          <table:table-cell table:style-name="ce2" office:value-type="float" office:value="10344087104890" calcext:value-type="float">
            <text:p>10344087104890</text:p>
          </table:table-cell>
          <table:table-cell table:style-name="ce2" office:value-type="string" calcext:value-type="string">
            <text:p>216.7(15:30)</text:p>
          </table:table-cell>
          <table:table-cell table:style-name="ce2" office:value-type="string" calcext:value-type="string">
            <text:p>＋0.5＋0.23%</text:p>
          </table:table-cell>
          <table:table-cell table:number-columns-repeated="1637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<text:a xlink:href="https://www.nikkei.com/nkd/company/?scode=8766" xlink:type="simple">東京海上</text:a>8766プライム</text:p>
          </table:table-cell>
          <table:table-cell table:style-name="ce2" office:value-type="float" office:value="10138028000000" calcext:value-type="float">
            <text:p>10138028000000</text:p>
          </table:table-cell>
          <table:table-cell table:style-name="ce2" office:value-type="string" calcext:value-type="string">
            <text:p>5,242(15:30)</text:p>
          </table:table-cell>
          <table:table-cell table:style-name="ce2" office:value-type="string" calcext:value-type="string">
            <text:p>＋197＋3.90%</text:p>
          </table:table-cell>
          <table:table-cell table:number-columns-repeated="16379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<text:a xlink:href="https://www.nikkei.com/nkd/company/?scode=9984" xlink:type="simple">ＳＢＧ</text:a>9984プライム</text:p>
          </table:table-cell>
          <table:table-cell table:style-name="ce2" office:value-type="float" office:value="10015077501990" calcext:value-type="float">
            <text:p>10015077501990</text:p>
          </table:table-cell>
          <table:table-cell table:style-name="ce2" office:value-type="string" calcext:value-type="string">
            <text:p>6,813(15:30)</text:p>
          </table:table-cell>
          <table:table-cell table:style-name="ce2" office:value-type="string" calcext:value-type="string">
            <text:p>＋75＋1.11%</text:p>
          </table:table-cell>
          <table:table-cell table:number-columns-repeated="16379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<text:a xlink:href="https://www.nikkei.com/nkd/company/?scode=8058" xlink:type="simple">三菱商</text:a>8058プライム</text:p>
          </table:table-cell>
          <table:table-cell table:style-name="ce2" office:value-type="float" office:value="9969496472710.5" calcext:value-type="float">
            <text:p>9969496472710.5</text:p>
          </table:table-cell>
          <table:table-cell table:style-name="ce2" office:value-type="string" calcext:value-type="string">
            <text:p>2,478.5(15:30)</text:p>
          </table:table-cell>
          <table:table-cell table:style-name="ce2" office:value-type="string" calcext:value-type="string">
            <text:p>＋27＋1.10%</text:p>
          </table:table-cell>
          <table:table-cell table:number-columns-repeated="16379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a xlink:href="https://www.nikkei.com/nkd/company/?scode=8035" xlink:type="simple">東エレク</text:a>8035プライム</text:p>
          </table:table-cell>
          <table:table-cell table:style-name="ce2" office:value-type="float" office:value="9343044440730" calcext:value-type="float">
            <text:p>9343044440730</text:p>
          </table:table-cell>
          <table:table-cell table:style-name="ce2" office:value-type="string" calcext:value-type="string">
            <text:p>19,810(15:30)</text:p>
          </table:table-cell>
          <table:table-cell table:style-name="ce2" office:value-type="string" calcext:value-type="string">
            <text:p>＋120＋0.60%</text:p>
          </table:table-cell>
          <table:table-cell table:number-columns-repeated="16379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<text:a xlink:href="https://www.nikkei.com/nkd/company/?scode=7011" xlink:type="simple">三菱重</text:a>7011プライム</text:p>
          </table:table-cell>
          <table:table-cell table:style-name="ce2" office:value-type="float" office:value="8872693740300" calcext:value-type="float">
            <text:p>8872693740300</text:p>
          </table:table-cell>
          <table:table-cell table:style-name="ce2" office:value-type="string" calcext:value-type="string">
            <text:p>2,630(15:30)</text:p>
          </table:table-cell>
          <table:table-cell table:style-name="ce2" office:value-type="string" calcext:value-type="string">
            <text:p>＋66＋2.57%</text:p>
          </table:table-cell>
          <table:table-cell table:number-columns-repeated="16379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a xlink:href="https://www.nikkei.com/nkd/company/?scode=8411" xlink:type="simple">みずほＦＧ</text:a>8411プライム</text:p>
          </table:table-cell>
          <table:table-cell table:style-name="ce2" office:value-type="float" office:value="8561859046364" calcext:value-type="float">
            <text:p>8561859046364</text:p>
          </table:table-cell>
          <table:table-cell table:style-name="ce2" office:value-type="string" calcext:value-type="string">
            <text:p>3,406(15:30)</text:p>
          </table:table-cell>
          <table:table-cell table:style-name="ce2" office:value-type="string" calcext:value-type="string">
            <text:p>＋109＋3.30%</text:p>
          </table:table-cell>
          <table:table-cell table:number-columns-repeated="16379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<text:a xlink:href="https://www.nikkei.com/nkd/company/?scode=2914" xlink:type="simple">ＪＴ</text:a>2914プライム</text:p>
          </table:table-cell>
          <table:table-cell table:style-name="ce2" office:value-type="float" office:value="8500000000000" calcext:value-type="float">
            <text:p>8500000000000</text:p>
          </table:table-cell>
          <table:table-cell table:style-name="ce2" office:value-type="string" calcext:value-type="string">
            <text:p>4,250(15:30)</text:p>
          </table:table-cell>
          <table:table-cell table:style-name="ce2" office:value-type="string" calcext:value-type="string">
            <text:p>＋49＋1.16%</text:p>
          </table:table-cell>
          <table:table-cell table:number-columns-repeated="16379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a xlink:href="https://www.nikkei.com/nkd/company/?scode=4063" xlink:type="simple">信越化</text:a>4063プライム</text:p>
          </table:table-cell>
          <table:table-cell table:style-name="ce2" office:value-type="float" office:value="7664069034765" calcext:value-type="float">
            <text:p>7664069034765</text:p>
          </table:table-cell>
          <table:table-cell table:style-name="ce2" office:value-type="string" calcext:value-type="string">
            <text:p>3,861(15:30)</text:p>
          </table:table-cell>
          <table:table-cell table:style-name="ce2" office:value-type="string" calcext:value-type="string">
            <text:p>－2－0.05%</text:p>
          </table:table-cell>
          <table:table-cell table:number-columns-repeated="16379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a xlink:href="https://www.nikkei.com/nkd/company/?scode=8031" xlink:type="simple">三井物</text:a>8031プライム</text:p>
          </table:table-cell>
          <table:table-cell table:style-name="ce2" office:value-type="float" office:value="7591413734736" calcext:value-type="float">
            <text:p>7591413734736</text:p>
          </table:table-cell>
          <table:table-cell table:style-name="ce2" office:value-type="string" calcext:value-type="string">
            <text:p>2,613(15:30)</text:p>
          </table:table-cell>
          <table:table-cell table:style-name="ce2" office:value-type="string" calcext:value-type="string">
            <text:p>±0±0.00%</text:p>
          </table:table-cell>
          <table:table-cell table:number-columns-repeated="16379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a xlink:href="https://www.nikkei.com/nkd/company/?scode=7267" xlink:type="simple">ホンダ</text:a>7267プライム</text:p>
          </table:table-cell>
          <table:table-cell table:style-name="ce2" office:value-type="float" office:value="7296960000000" calcext:value-type="float">
            <text:p>7296960000000</text:p>
          </table:table-cell>
          <table:table-cell table:style-name="ce2" office:value-type="string" calcext:value-type="string">
            <text:p>1,382(15:30)</text:p>
          </table:table-cell>
          <table:table-cell table:style-name="ce2" office:value-type="string" calcext:value-type="string">
            <text:p>＋25.5＋1.87%</text:p>
          </table:table-cell>
          <table:table-cell table:number-columns-repeated="16379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<text:a xlink:href="https://www.nikkei.com/nkd/company/?scode=4502" xlink:type="simple">武田</text:a>4502プライム</text:p>
          </table:table-cell>
          <table:table-cell table:style-name="ce2" office:value-type="float" office:value="6631077970312" calcext:value-type="float">
            <text:p>6631077970312</text:p>
          </table:table-cell>
          <table:table-cell table:style-name="ce2" office:value-type="string" calcext:value-type="string">
            <text:p>4,168(15:30)</text:p>
          </table:table-cell>
          <table:table-cell table:style-name="ce2" office:value-type="string" calcext:value-type="string">
            <text:p>－22－0.52%</text:p>
          </table:table-cell>
          <table:table-cell table:number-columns-repeated="16379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<text:a xlink:href="https://www.nikkei.com/nkd/company/?scode=6702" xlink:type="simple">富士通</text:a>6702プライム</text:p>
          </table:table-cell>
          <table:table-cell table:style-name="ce2" office:value-type="float" office:value="5940974588825" calcext:value-type="float">
            <text:p>5940974588825</text:p>
          </table:table-cell>
          <table:table-cell table:style-name="ce2" office:value-type="string" calcext:value-type="string">
            <text:p>2,868.5(15:30)</text:p>
          </table:table-cell>
          <table:table-cell table:style-name="ce2" office:value-type="string" calcext:value-type="string">
            <text:p>±0±0.00%</text:p>
          </table:table-cell>
          <table:table-cell table:number-columns-repeated="16379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<text:a xlink:href="https://www.nikkei.com/nkd/company/?scode=4568" xlink:type="simple">第一三共</text:a>4568プライム</text:p>
          </table:table-cell>
          <table:table-cell table:style-name="ce2" office:value-type="float" office:value="5915798599900" calcext:value-type="float">
            <text:p>5915798599900</text:p>
          </table:table-cell>
          <table:table-cell table:style-name="ce2" office:value-type="string" calcext:value-type="string">
            <text:p>3,100(15:30)</text:p>
          </table:table-cell>
          <table:table-cell table:style-name="ce2" office:value-type="string" calcext:value-type="string">
            <text:p>－24－0.76%</text:p>
          </table:table-cell>
          <table:table-cell table:number-columns-repeated="16379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a xlink:href="https://www.nikkei.com/nkd/company/?scode=7751" xlink:type="simple">キヤノン</text:a>7751プライム</text:p>
          </table:table-cell>
          <table:table-cell table:style-name="ce2" office:value-type="float" office:value="5693836227816" calcext:value-type="float">
            <text:p>5693836227816</text:p>
          </table:table-cell>
          <table:table-cell table:style-name="ce2" office:value-type="string" calcext:value-type="string">
            <text:p>4,269(15:30)</text:p>
          </table:table-cell>
          <table:table-cell table:style-name="ce2" office:value-type="string" calcext:value-type="string">
            <text:p>＋33＋0.77%</text:p>
          </table:table-cell>
          <table:table-cell table:number-columns-repeated="16379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<text:a xlink:href="https://www.nikkei.com/nkd/company/?scode=4661" xlink:type="simple">ＯＬＣ</text:a>4661プライム</text:p>
          </table:table-cell>
          <table:table-cell table:style-name="ce2" office:value-type="float" office:value="5523783054400" calcext:value-type="float">
            <text:p>5523783054400</text:p>
          </table:table-cell>
          <table:table-cell table:style-name="ce2" office:value-type="string" calcext:value-type="string">
            <text:p>3,068(15:30)</text:p>
          </table:table-cell>
          <table:table-cell table:style-name="ce2" office:value-type="string" calcext:value-type="string">
            <text:p>－47－1.50%</text:p>
          </table:table-cell>
          <table:table-cell table:number-columns-repeated="16379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a xlink:href="https://www.nikkei.com/nkd/company/?scode=6503" xlink:type="simple">三菱電</text:a>6503プライム</text:p>
          </table:table-cell>
          <table:table-cell table:style-name="ce2" office:value-type="float" office:value="5417192175988.5" calcext:value-type="float">
            <text:p>5417192175988.5</text:p>
          </table:table-cell>
          <table:table-cell table:style-name="ce2" office:value-type="string" calcext:value-type="string">
            <text:p>2,563.5(15:30)</text:p>
          </table:table-cell>
          <table:table-cell table:style-name="ce2" office:value-type="string" calcext:value-type="string">
            <text:p>＋71＋2.84%</text:p>
          </table:table-cell>
          <table:table-cell table:number-columns-repeated="16379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00/00/00</text:date>, <text:time style:data-style-name="N2" text:time-value="16:47:08.545981277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7T12:24:29.973092701</meta:creation-date>
    <dc:date>2025-04-17T16:48:12.270923285</dc:date>
    <meta:editing-duration>PT20M27S</meta:editing-duration>
    <meta:editing-cycles>12</meta:editing-cycles>
    <meta:generator>LibreOffice/25.2.3.1$Linux_X86_64 LibreOffice_project/520$Build-1</meta:generator>
    <meta:document-statistic meta:table-count="1" meta:cell-count="155" meta:object-count="0"/>
  </office:meta>
</office:document-meta>
</file>